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84e8" officeooo:paragraph-rsid="000c84e8"/>
    </style:style>
    <style:style style:name="P2" style:family="paragraph" style:parent-style-name="Standard">
      <style:text-properties officeooo:rsid="000d9d8a" officeooo:paragraph-rsid="000d9d8a"/>
    </style:style>
    <style:style style:name="T1" style:family="text">
      <style:text-properties officeooo:rsid="000d9d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view de Vincent Coupé, Guide de haute montagne</text:p>
      <text:p text:style-name="P1"/>
      <text:p text:style-name="P1">Cette interview est une retranscription à partir de notes et de souvenir. Elle est loin d’être mot pour mot malheureusement</text:p>
      <text:p text:style-name="P1"/>
      <text:p text:style-name="P1">Marc : Bonjour Monsieur, je m’appelle Marc Buisson, je suis élève en master à l’université  Jussieu à Pairs. Je vous avait contacté pour mener une interview dans le cadre d’un devoir scolaire, est-ce que vous êtes toujours disponible ?<text:line-break/><text:line-break/>Vincent : Oui, Pas de soucis, vous pouvez commencer à me poser les questions.</text:p>
      <text:p text:style-name="P1"/>
      <text:p text:style-name="P1">M : Alors, tout d’abord, vous êtes guide de haute montagne, qu’est-ce que cela signifie ? Que faites vous dans votre métier ?<text:line-break/></text:p>
      <text:p text:style-name="P1">V : Je pars en montagne avec des clients. Il s’agit d’un travail uniquement en <text:span text:style-name="T1">extérieur.</text:span> Je suis là afin de les accompagner, dans la montagne, et de fournir une aide sportive, législative, faire des suggestions et explorer la montagne dans l’ensemble. Selon la saison, cela peut recouvrir des notions très différentes. Les itinéraires proposés seront bien sure différent, avec des modes de transports différents. Les conditions météo, législatives, les risques sont très différents. Enfin, je dois m’adapter à mon client. Essayer de déterminer son niveau. Vers attention à ne pas le surévaluer, ni le sous-évaluer. Dans les promenades, cela signifie souvent que je dois trouver des itinéraires alternatifs en plus de celui de prévu, au cas où on peut continuer plus ou moins loin.</text:p>
      <text:p text:style-name="P1"/>
      <text:p text:style-name="P1">M : En pratique, vous avez quoi comme différents buts ou objectifs dans vos promenades ? </text:p>
      <text:p text:style-name="P1"/>
      <text:p text:style-name="P1">V : Alors, le plus important, ça reste essayer de corréler le public, et la thématique qu’il recherche. Si il s’agit d’un groupe de voyage scolaire, la thématique de la sortie sera différente d’un client sportif solo, ou bien d’un groupe de recherche. Les attentes peuvent être très différentes.</text:p>
      <text:p text:style-name="P1"/>
      <text:p text:style-name="P1">M : Comment est-ce que vous préparez ou établissez vos itinéraires ?</text:p>
      <text:p text:style-name="P1"/>
      <text:p text:style-name="P1">V : Ca, c’est un travail qui se fait en amont. On utilise nos connaissances personnelles de la région, mais également ce que nos compétences de guide. EN terme de support, la carte <text:span text:style-name="T1">papier</text:span> est l’outil principal . <text:span text:style-name="T1">Si je veux plus, j’utilise l’application Iphigénie, ainsi que Géoportail ou IGN rando. <text:s/>Géoportail est notamment utile pour les questions législatives. J’utilise quand même principalement la carte papier en général.</text:span></text:p>
      <text:p text:style-name="P1"/>
      <text:p text:style-name="P2">M : Quand vous partez accompagner des clients, vous utilisez des outils ? Si oui, lesquels ? </text:p>
      <text:p text:style-name="P2"/>
      <text:p text:style-name="P2">V : Sur mon téléphone, j’ai les apps dont j’ai parlé, mais en absence de connexion, elles ne sont pas forcément utiles. Je garde une carte avec moi. Sur le coté plus « gadget », j’utilise une montre qui sert également d’altimètre. Certains collègues en ont une avec une fonction GPS également, mais pas moi. En hiver, en milieu enneigé, on a également un DVA (Détecteur Victimes Avalanche). Cela sert à repérer plus vite les victimes d’avalanches. Le temps est compté et très important. Les chances de survies diminuent fortement avec le temps. <text:line-break/>Pour le reste, lees outils sont utiles. Mais dans le cadre de notre formation, on nous apprends et on est sensé être capable de se débrouiller sans, laché dans la nature, comme dans le pire des cas.</text:p>
      <text:p text:style-name="P2"/>
      <text:p text:style-name="P2">M : C’est un outil facile d’utilisation ?</text:p>
      <text:p text:style-name="P2"/>
      <text:p text:style-name="P2"><text:soft-page-break/>V : Oui, plutôt, mais il faut s’entrainer à l’utiliser rapidement. Comme j’ai dit, il faut faire les choses très rapidement dans ce genre d’accidents, et s’entrainer auparavant permet d’en perdre le moins possible.</text:p>
      <text:p text:style-name="P2"/>
      <text:p text:style-name="P2">M : Vous diriez qu’entre faire une randonnée avec un guide et sans, quelles seraient les différences les plus importantes ?</text:p>
      <text:p text:style-name="P2"/>
      <text:p text:style-name="P2">V : Tout d’abord, les clients ont un gros intérêt et ajout en terme de sécurité. Un guide, c’est avant-tout un secouriste, on peut déclencher les secours partout, et on est formé aux problématiques d’analyse de risque dans notre environnement. Un second aspect très important est lié aux connaissances que nous, on peut avoir sur environnement. C’est surtout utilisé avec des classes, ou certains groupes de recherche, animaliers ou botaniques, mais on a une petite formation en écologie naturalisme, un peu de géologie, etc.. Pour pouvoir enseigner et faire apprendre des choses à nos clients au fur et à mesure de la randonnée.</text:p>
      <text:p text:style-name="P2"/>
      <text:p text:style-name="P2">M : Est-ce que vous pourriez me donner des exemples d’anecdotes de problèmes qui est arrivé à des randonneurs de la station ? Pas forcément avec vous.</text:p>
      <text:p text:style-name="P2"/>
      <text:p text:style-name="P2">V : En fait, sans guide, on en trouve des récurrentes. Des gens qui se perdent, qui avaient mal planifiés,  ou bien qui étaient trop optimistes. Ca arrive assez souvent que des gens ratent leur bus, ou un horaire, et on doit alors les chercher dans la montagne. Même chose avec une météo compliquée. D’où l’avantage de s’aventurer avec un guide d’ailleurs. </text:p>
      <text:p text:style-name="P2"/>
      <text:p text:style-name="P2">M : Si jamais vous vouliez avoir un gadget, ou un outil que vous n’avez pas actuellement, vous penseriez à quoi en particulier ?</text:p>
      <text:p text:style-name="P2"/>
      <text:p text:style-name="P2">V : Un téléphone satellitaire. Sans hésiter. C’est des outils qui existent déjà , mais extrèmement chères, et c’est trop cher par rapport à nos besoins. Mais ça nous serait très utile. On peut déjà appeler les secours en cas de soucis, mais on ne peux pas forcément donner d’informations sur la nature de l’incident si il y en a un. <text:line-break/><text:line-break/>M : Merci énormément pour le temps que vous m’avez accordé, Est-ce que ça vous dérangerais que je vous cite dans le cadre de mon devoir ? Il n’y aura rien de publié, ça n’est pas un travail scientifique professionnel.</text:p>
      <text:p text:style-name="P2"/>
      <text:p text:style-name="P2">V : Pas de soucis, vous pouvez m’expliquer ce que vous faites comme devoir ? Et comme formation ? </text:p>
      <text:p text:style-name="P2"/>
      <text:p text:style-name="P2">On a fini l’interview un peu plus t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24T23:29:37.430000000</meta:creation-date>
    <dc:date>2023-03-24T23:57:33.879000000</dc:date>
    <meta:editing-duration>PT14S</meta:editing-duration>
    <meta:editing-cycles>1</meta:editing-cycles>
    <meta:document-statistic meta:table-count="0" meta:image-count="0" meta:object-count="0" meta:page-count="2" meta:paragraph-count="21" meta:word-count="928" meta:character-count="5442" meta:non-whitespace-character-count="4523"/>
    <meta:generator>LibreOffice/5.3.6.1$Windows_x86 LibreOffice_project/686f202eff87ef707079aeb7f485847613344eb7</meta:generator>
  </office:meta>
</office:document-meta>
</file>